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ans time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number-columns-repeated="1011" table:default-cell-style-name="ce3"/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portable : i7-3720QM / NVS 5200M</text:p>
          </table:table-cell>
          <table:covered-table-cell table:number-columns-repeated="5" table:style-name="ce2"/>
          <table:covered-table-cell table:number-columns-repeated="5" table:style-name="ce5"/>
          <table: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1.34116" calcext:value-type="float">
            <text:p>1,341</text:p>
          </table:table-cell>
          <table:table-cell table:style-name="ce6" office:value-type="float" office:value="9.61635" calcext:value-type="float">
            <text:p>9,616</text:p>
          </table:table-cell>
          <table:table-cell table:style-name="ce7" table:formula="of:=IF([.C5]&lt;[.B5];ROUND([.B5]/[.C5]);&quot;1/&quot;&amp;ROUND([.C5]/[.B5]))" office:value-type="string" office:string-value="1/7" calcext:value-type="string">
            <text:p>1/7</text:p>
          </table:table-cell>
          <table:table-cell table:style-name="ce6" office:value-type="float" office:value="2.91079" calcext:value-type="float">
            <text:p>2,911</text:p>
          </table:table-cell>
          <table:table-cell table:style-name="ce6" office:value-type="float" office:value="18.2953" calcext:value-type="float">
            <text:p>18,295</text:p>
          </table:table-cell>
          <table:table-cell table:style-name="ce7" table:formula="of:=IF([.F5]&lt;[.E5];ROUND([.E5]/[.F5]);&quot;1/&quot;&amp;ROUND([.F5]/[.E5]))" office:value-type="string" office:string-value="1/6" calcext:value-type="string">
            <text:p>1/6</text:p>
          </table:table-cell>
          <table:table-cell table:style-name="ce6" office:value-type="float" office:value="554.057" calcext:value-type="float">
            <text:p>554,057</text:p>
          </table:table-cell>
          <table:table-cell table:style-name="ce6" office:value-type="float" office:value="261.883" calcext:value-type="float">
            <text:p>261,883</text:p>
          </table:table-cell>
          <table:table-cell table:style-name="ce7" table:formula="of:=IF([.I5]&lt;[.H5];ROUND([.H5]/[.I5]);&quot;1/&quot;&amp;ROUND([.I5]/[.H5]))" office:value-type="float" office:value="2" calcext:value-type="float">
            <text:p>2</text:p>
          </table:table-cell>
          <table:table-cell table:style-name="ce6" office:value-type="float" office:value="886.501" calcext:value-type="float">
            <text:p>886,501</text:p>
          </table:table-cell>
          <table:table-cell table:style-name="ce6" office:value-type="float" office:value="1097.79" calcext:value-type="float">
            <text:p>1097,790</text:p>
          </table:table-cell>
          <table:table-cell table:style-name="ce7" table:formula="of:=IF([.L5]&lt;[.K5];ROUND([.K5]/[.L5]);&quot;1/&quot;&amp;ROUND([.L5]/[.K5]))" office:value-type="string" office:string-value="1/1" calcext:value-type="string">
            <text:p>1/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9401.572265625" calcext:value-type="float">
            <text:p>9401,572</text:p>
          </table:table-cell>
          <table:table-cell table:style-name="ce6" office:value-type="float" office:value="9401.57421875" calcext:value-type="float">
            <text:p>9401,574</text:p>
          </table:table-cell>
          <table:table-cell table:style-name="ce7" table:formula="of:=IF([.C6]&lt;[.B6];ROUND([.B6]/[.C6]);&quot;1/&quot;&amp;ROUND([.C6]/[.B6]))" office:value-type="string" office:string-value="1/1" calcext:value-type="string">
            <text:p>1/1</text:p>
          </table:table-cell>
          <table:table-cell table:style-name="ce6" office:value-type="float" office:value="9401.56245864715" calcext:value-type="float">
            <text:p>9401,562</text:p>
          </table:table-cell>
          <table:table-cell table:style-name="ce6" office:value-type="float" office:value="9401.56245864719" calcext:value-type="float">
            <text:p>9401,562</text:p>
          </table:table-cell>
          <table:table-cell table:style-name="ce7" table:formula="of:=IF([.F6]&lt;[.E6];ROUND([.E6]/[.F6]);&quot;1/&quot;&amp;ROUND([.F6]/[.E6]))" office:value-type="string" office:string-value="1/1" calcext:value-type="string">
            <text:p>1/1</text:p>
          </table:table-cell>
          <table:table-cell table:style-name="ce6" office:value-type="float" office:value="22446.876953125" calcext:value-type="float">
            <text:p>22446,877</text:p>
          </table:table-cell>
          <table:table-cell table:style-name="ce6" office:value-type="float" office:value="22373.48046875" calcext:value-type="float">
            <text:p>22373,480</text:p>
          </table:table-cell>
          <table:table-cell table:style-name="ce7" table:formula="of:=IF([.I6]&lt;[.H6];ROUND([.H6]/[.I6]);&quot;1/&quot;&amp;ROUND([.I6]/[.H6]))" office:value-type="float" office:value="1" calcext:value-type="float">
            <text:p>1</text:p>
          </table:table-cell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8" calcext:value-type="float">
            <text:p>22480,338</text:p>
          </table:table-cell>
          <table:table-cell table:style-name="ce7" table:formula="of:=IF([.L6]&lt;[.K6];ROUND([.K6]/[.L6]);&quot;1/&quot;&amp;ROUND([.L6]/[.K6])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ust_hier_double_2016-03-15_17-47-34_plombier.irisa.fr_tgautrai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aust_hier_float_2016-03-15_17-33-26_plombier.irisa.fr_tgautrai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aust_hier_float_2016-03-15_17-38-04_plombier.irisa.fr_tgautrai_C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double_2016-03-15_17-47-52_plombier.irisa.fr_tgautrai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float_2016-03-15_17-33-36_plombier.irisa.fr_tgautrai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float_2016-03-15_17-38-05_plombier.irisa.fr_tgautrai_CPU.lo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ordi Adrien : E5-1603 v3 / Quadro K2200</text:p>
          </table:table-cell>
          <table:covered-table-cell table:number-columns-repeated="10" table:style-name="ce2"/>
          <table:table-cell table:style-name="ce2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0.793047" calcext:value-type="float">
            <text:p>0,793</text:p>
          </table:table-cell>
          <table:table-cell table:style-name="ce6" office:value-type="float" office:value="12.2848" calcext:value-type="float">
            <text:p>12,285</text:p>
          </table:table-cell>
          <table:table-cell table:style-name="ce7" table:formula="of:=IF([.C21]&lt;[.B21];ROUND([.B21]/[.C21]);&quot;1/&quot;&amp;ROUND([.C21]/[.B21]))" office:value-type="string" office:string-value="1/15" calcext:value-type="string">
            <text:p>1/15</text:p>
          </table:table-cell>
          <table:table-cell table:style-name="ce6" office:value-type="float" office:value="1.07951" calcext:value-type="float">
            <text:p>1,080</text:p>
          </table:table-cell>
          <table:table-cell table:style-name="ce6" office:value-type="float" office:value="24.7694" calcext:value-type="float">
            <text:p>24,769</text:p>
          </table:table-cell>
          <table:table-cell table:style-name="ce7" table:formula="of:=IF([.F21]&lt;[.E21];ROUND([.E21]/[.F21]);&quot;1/&quot;&amp;ROUND([.F21]/[.E21]))" office:value-type="string" office:string-value="1/23" calcext:value-type="string">
            <text:p>1/23</text:p>
          </table:table-cell>
          <table:table-cell table:style-name="ce6" office:value-type="float" office:value="315.292" calcext:value-type="float">
            <text:p>315,292</text:p>
          </table:table-cell>
          <table:table-cell table:style-name="ce6" office:value-type="float" office:value="163.291" calcext:value-type="float">
            <text:p>163,291</text:p>
          </table:table-cell>
          <table:table-cell table:style-name="ce7" table:formula="of:=IF([.I21]&lt;[.H21];ROUND([.H21]/[.I21]);&quot;1/&quot;&amp;ROUND([.I21]/[.H21]))" office:value-type="float" office:value="2" calcext:value-type="float">
            <text:p>2</text:p>
          </table:table-cell>
          <table:table-cell table:style-name="ce6" office:value-type="float" office:value="543.289" calcext:value-type="float">
            <text:p>543,289</text:p>
          </table:table-cell>
          <table:table-cell table:style-name="ce6" office:value-type="float" office:value="545.807" calcext:value-type="float">
            <text:p>545,807</text:p>
          </table:table-cell>
          <table:table-cell table:style-name="ce7" table:formula="of:=IF([.L21]&lt;[.K21];ROUND([.K21]/[.L21]);&quot;1/&quot;&amp;ROUND([.L21]/[.K21]))" office:value-type="string" office:string-value="1/1" calcext:value-type="string">
            <text:p>1/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9401.576171875" calcext:value-type="float">
            <text:p>9401,576</text:p>
          </table:table-cell>
          <table:table-cell table:style-name="ce6" office:value-type="float" office:value="9401.57421875" calcext:value-type="float">
            <text:p>9401,574</text:p>
          </table:table-cell>
          <table:table-cell table:style-name="ce7" table:formula="of:=IF([.C22]&lt;[.B22];ROUND([.B22]/[.C22]);&quot;1/&quot;&amp;ROUND([.C22]/[.B22]))" office:value-type="float" office:value="1" calcext:value-type="float">
            <text:p>1</text:p>
          </table:table-cell>
          <table:table-cell table:style-name="ce6" office:value-type="float" office:value="9401.56245864716" calcext:value-type="float">
            <text:p>9401,562</text:p>
          </table:table-cell>
          <table:table-cell table:style-name="ce6" office:value-type="float" office:value="9401.56245864719" calcext:value-type="float">
            <text:p>9401,562</text:p>
          </table:table-cell>
          <table:table-cell table:style-name="ce7" table:formula="of:=IF([.F22]&lt;[.E22];ROUND([.E22]/[.F22]);&quot;1/&quot;&amp;ROUND([.F22]/[.E22]))" office:value-type="string" office:string-value="1/1" calcext:value-type="string">
            <text:p>1/1</text:p>
          </table:table-cell>
          <table:table-cell table:style-name="ce6" office:value-type="float" office:value="22408.869140625" calcext:value-type="float">
            <text:p>22408,869</text:p>
          </table:table-cell>
          <table:table-cell table:style-name="ce6" office:value-type="float" office:value="22332.1015625" calcext:value-type="float">
            <text:p>22332,102</text:p>
          </table:table-cell>
          <table:table-cell table:style-name="ce7" table:formula="of:=IF([.I22]&lt;[.H22];ROUND([.H22]/[.I22]);&quot;1/&quot;&amp;ROUND([.I22]/[.H22]))" office:value-type="float" office:value="1" calcext:value-type="float">
            <text:p>1</text:p>
          </table:table-cell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79" calcext:value-type="float">
            <text:p>22480,338</text:p>
          </table:table-cell>
          <table:table-cell table:style-name="ce7" table:formula="of:=IF([.L22]&lt;[.K22];ROUND([.K22]/[.L22]);&quot;1/&quot;&amp;ROUND([.L22]/[.K22])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faust_hier_double_2016-03-15_15-49-55_cormier.irisa.fr_aleman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aust_hier_double_2016-03-15_15-59-31_cormier.irisa.fr_aleman_C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aust_hier_float_2016-03-15_15-41-07_cormier.irisa.fr_aleman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aust_hier_float_2016-03-15_15-44-12_cormier.irisa.fr_aleman_C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double_2016-03-15_15-50-23_cormier.irisa.fr_aleman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double_2016-03-15_15-59-32_cormier.irisa.fr_aleman_CPU.log:q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float_2016-03-15_15-41-22_cormier.irisa.fr_aleman_GPU.lo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g_float_2016-03-15_15-44-13_cormier.irisa.fr_aleman_CPU.log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3cm" fo:margin-right="0.3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8:44:12.919161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autrais</meta:initial-creator>
    <meta:creation-date>2016-03-15T11:52:08.473655235</meta:creation-date>
    <dc:date>2016-03-15T18:58:27.860959414</dc:date>
    <dc:creator>thomas gautrais</dc:creator>
    <meta:editing-duration>PT6H14M15S</meta:editing-duration>
    <meta:editing-cycles>7</meta:editing-cycles>
    <meta:generator>LibreOffice/4.3.7.2$Linux_X86_64 LibreOffice_project/430$Build-2</meta:generator>
    <meta:document-statistic meta:table-count="1" meta:cell-count="104" meta:object-count="0"/>
  </office:meta>
</office:document-meta>
</file>